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Themen, die ich sofort unterrichten kann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folgreich mit Frau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to Become THE men</text:p>
          </table:table-cell>
          <table:table-cell office:value-type="string" calcext:value-type="string">
            <text:p>Persönlichkeitswentwicklung</text:p>
          </table:table-cell>
          <table:table-cell office:value-type="string" calcext:value-type="string">
            <text:p>Vllt mit Unstoppable Confiden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stoppable Confidence</text:p>
          </table:table-cell>
          <table:table-cell office:value-type="string" calcext:value-type="string">
            <text:p>How to brainwash yourself</text:p>
          </table:table-cell>
          <table:table-cell/>
          <table:table-cell office:value-type="string" calcext:value-type="string">
            <text:p>Fighting</text:p>
          </table:table-cell>
          <table:table-cell office:value-type="string" calcext:value-type="string">
            <text:p>Muscle Building</text:p>
          </table:table-cell>
          <table:table-cell office:value-type="string" calcext:value-type="string">
            <text:p>NLP</text:p>
          </table:table-cell>
        </table:table-row>
        <table:table-row table:style-name="ro1">
          <table:table-cell office:value-type="string" calcext:value-type="string">
            <text:p>Wie lernt man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ufliche Freiheit durch Programmier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mieren ler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 Grundla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 Grundla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ux Grundla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/Fullstack-Quickst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t-T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/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e rappt man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desk Inven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hach!/Ches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Themen, bei denen ich noch ein paar Sachen nachschauen müsste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ba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qiui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-Develop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T-AP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oid St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sion 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u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u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Themen, die ich NICHT unterrichten möcht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.00.0000</text:date>, <text:time style:data-style-name="N2" text:time-value="23:52:07.32285569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18:14:38.641393380</meta:creation-date>
    <meta:generator>LibreOffice/6.4.7.2$Linux_X86_64 LibreOffice_project/40$Build-2</meta:generator>
    <dc:date>2023-01-01T23:52:29.564037508</dc:date>
    <meta:editing-duration>PT1H9M54S</meta:editing-duration>
    <meta:editing-cycles>8</meta:editing-cycles>
    <meta:document-statistic meta:table-count="1" meta:cell-count="41" meta:object-count="0"/>
  </office:meta>
</office:document-meta>
</file>